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9mm"/>
    </style:style>
    <style:style style:name="co2" style:family="table-column">
      <style:table-column-properties fo:break-before="auto" style:column-width="169.65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78.42mm"/>
    </style:style>
    <style:style style:name="co5" style:family="table-column">
      <style:table-column-properties fo:break-before="auto" style:column-width="212.25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3009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fe5e5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1.76pt solid #000000" fo:background-color="#ffe5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e5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43abc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ffe5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43abc8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pening&quot;;&quot;minor topic start&quot;;&quot;minor topic end&quot;;&quot;major topic start&quot;;&quot;major topic end&quot;;&quot;off topic start&quot;;&quot;off topic end&quot;;&quot;closing&quot;)" table:allow-empty-cell="true" table:display-list="no" table:base-cell-address="'3009'.C2">
          <table:help-message table:display="true">
            <text:p>Value must be one of opening,minor topic start,minor topic end,major topic start,major topic end,off topic start,off topic end,closing</text:p>
          </table:help-message>
          <table:error-message table:message-type="stop" table:display="true"/>
        </table:content-validation>
      </table:content-validations>
      <table:table table:name="30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2" office:value-type="string" calcext:value-type="string">
            <text:p>Conversation</text:p>
          </table:table-cell>
          <table:table-cell table:style-name="ce4" office:value-type="string" calcext:value-type="string">
            <text:p>Custom Tag</text:p>
          </table:table-cell>
          <table:table-cell table:style-name="ce4" office:value-type="string" calcext:value-type="string">
            <text:p>Custom Tag 2</text:p>
          </table:table-cell>
          <table:table-cell table:style-name="ce4" office:value-type="string" calcext:value-type="string">
            <text:p>Custom Tag</text:p>
          </table:table-cell>
          <table:table-cell table:style-name="ce5" office:value-type="string" calcext:value-type="string">
            <text:p>Topic Descrip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kay.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4" table:content-validation-name="val1" office:value-type="string" calcext:value-type="string">
            <text:p>major topic start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6" office:value-type="string" calcext:value-type="string">
            <text:p>Asking suggestion from A about day care centers and baby sitt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Well, I take it since you selected this topic that you have children.</text:p>
          </table:table-cell>
          <table:table-cell table:style-name="ce4" table:content-validation-name="val1" table:number-columns-repeated="3"/>
          <table:table-cell table:style-name="ce6" office:value-type="string" calcext:value-type="string">
            <text:p><text:s/>minor- about each speakers children or broth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No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I don't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You don't?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but I have nine younger brothers and sister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My goodnes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. Well, I have two daughters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 um, they're past this, they've been latchkey children for a while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they're almost where I can start saying they're, you know, young adult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 I don't have to worry about child care too much anymore.</text:p>
          </table:table-cell>
          <table:table-cell table:style-name="ce4" table:content-validation-name="val1" office:value-type="string" calcext:value-type="string">
            <text:p>minor topic end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en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we're supposed to discuss what criteria we would ask, or expec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I would assume it's, you know, if you were looking for a day-care center or something like tha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Well, if I were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r probably even baby-sitters would be the same thing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Exactl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Exactl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I think my, my top priority would be that it would be someone who would be responsible and someone that would actually like children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I would think someone older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and I would want to know if they've had any past experience with children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I think that varie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think a lot of your criteria vary with the age of your child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that's true also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you know, it's, it's, once they get to a certain age it's almost more important that it's someone that can entertain your child as opposed to someone who's, you know, really, really qualified per s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with a, with a baby, definitely have to be someone who knows how to handle a baby and would know how to respond to an emergenc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Well, um, I did a lot of baby-sitting when I was younger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I'm twenty-two now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and I did most of my baby-sitting when I was between the ages of thirteen and sixteen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But, um, the only thing people ever asked me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well, of course, they knew I came from a family with younger kid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but they really didn't ask me if I was used to children or no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The only other thing they asked me is what I would expect in pa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Oh, uh-huh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ou know, and, um, I was pretty surprised because if I had a child and someone, you know, I would want to know, I personally would ask for people that that person has baby-sit for befor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Well, I, my experience, I baby-sat a lot also at, when I grew up</text:p>
          </table:table-cell>
          <table:table-cell table:style-name="ce4" table:content-validation-name="val1" office:value-type="string" calcext:value-type="string">
            <text:p>off topic start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start</text:p>
          </table:table-cell>
          <table:table-cell table:style-name="ce5" office:value-type="string" calcext:value-type="string">
            <text:p>Debating A's remarks on people choosing Baby sitter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 um, coming from, you know, that background and the background as a parent now, I think the reason that people don't ask a whole lot of questions is a, a lot of times baby-sitter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know I did this with my children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t's, you get somebody where you kind of know the family alread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that gives you so much basic knowledge that you don't ask a whole lot of question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because I had three younger brothers and sisters myself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 they, they thought, okay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he knows how to, how to treat children.</text:p>
          </table:table-cell>
          <table:table-cell table:style-name="ce4" table:content-validation-name="val1" office:value-type="string" calcext:value-type="string">
            <text:p>off topic end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en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s.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start</text:p>
          </table:table-cell>
          <table:table-cell table:style-name="ce5" office:value-type="string" calcext:value-type="string">
            <text:p>A's experience of getting to Baby si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Well, see when, um, I first got my my first baby-sitting job was pretty strang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m, this lady saw us at church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and she was a you know, she was a younger lad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She didn't really know my mom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She knew my mom by name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and that was i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And, um, she knew that I was one of the oldest girls in my family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so she just asked my mom if I could baby-si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h-huh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ou know, she really didn't know my name or anything, you know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I thought that was pretty strang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ou know, and she had two children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ne was still in diapers when I started baby-sitting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Wow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So, um, she pretty much, you know, just assumed that I would know, you know, how to handle them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So, I you know, I enjoy kids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and I get along with them very well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so there's no problem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But, uh, with today's world and the kids today, uh, there's no way, I can't say that I would just ask someone, you know, that I didn't know like that to baby-sit.</text:p>
          </table:table-cell>
          <table:table-cell table:style-name="ce4" table:content-validation-name="val1" office:value-type="string" calcext:value-type="string">
            <text:p>minor topic end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en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Oh, I agree with you,</text:p>
          </table:table-cell>
          <table:table-cell table:style-name="ce4" table:content-validation-name="val1" office:value-type="string" calcext:value-type="string">
            <text:p>off topic start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off topic start</text:p>
          </table:table-cell>
          <table:table-cell table:style-name="ce5" office:value-type="string" calcext:value-type="string">
            <text:p>B justifying the behaviour of mother who A met at chur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but there again she, you know, she knew, knew of your family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that's tru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she, and she met in a safe setting, such as churc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 she was going on those two instinct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Just the same I know myself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never,</text:p>
          </table:table-cell>
          <table:table-cell table:style-name="ce4" table:content-validation-name="val1" office:value-type="string" calcext:value-type="string">
            <text:p>off topic end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off topic en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I was very very protective on who baby-sat my children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h, I would be too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 and in it really shocked me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because just about six months ago someone came to my front door, rang the doorbell.</text:p>
          </table:table-cell>
          <table:table-cell table:style-name="ce4" table:content-validation-name="val1" office:value-type="string" calcext:value-type="string">
            <text:p>off topic start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off topic start</text:p>
          </table:table-cell>
          <table:table-cell table:style-name="ce5" office:value-type="string" calcext:value-type="string">
            <text:p>Experience with a neighbou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he had just moved in the neighborhood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he had her daughter with her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the daughter was, oh, about a second grader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she was actively looking for people who would baby-sit her child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h, m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I thought, well she doesn't know me or my children from anything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Huh-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it was, I was almost more reluctant of letting my older children go baby-sit for her because I didn't know her then she was reluctant of letting strangers into her hous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, I mean people are so differen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h, I know.</text:p>
          </table:table-cell>
          <table:table-cell table:style-name="ce4" table:content-validation-name="val1" office:value-type="string" calcext:value-type="string">
            <text:p>off topic end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off topic en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m, well, I I, obviously you've never had to look for a day care or anything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Well, I did, I did have, um, my, my child, uh, in a day care for just a short time when my oldest was about two and a half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I worked just a part-time job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start</text:p>
          </table:table-cell>
          <table:table-cell table:style-name="ce5" office:value-type="string" calcext:value-type="string">
            <text:p>About things in a day care center explored by 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 uh, in, in those situations, um, what I did is I'd, I went in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 you know, I made a few phone call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went in and visited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asked questions such as how they would discipline a child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that was a concern with m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you know, you, you learn a lot by going in there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they they explain to you, you know, what their day consists of and what their general rules are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 um, that's, you know, that's as much as I know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You probably could get really good feedback from a lot of other working mothers you know, that have done this over and over again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Well,</text:p>
          </table:table-cell>
          <table:table-cell table:style-name="ce4" table:content-validation-name="val1" office:value-type="string" calcext:value-type="string">
            <text:p>minor topic end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en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But I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go ahead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How did you stumble upon the day-care center?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Did you just look it up in a phone book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or what was it?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I think lots of people, I, I think I went by location for one thing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think most people do tha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think you start out with the criteria of, you know, do I know of anything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or do I know anyone who has their child in a day care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ah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there is , I would say most people would probably go by word of mout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Righ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Righ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And then, you know, I mean, even at that you have to consider the logistics of i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You know, I mean, you're not going to take your child south of town if you work north. even if that's the best one in the whole wide world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s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exactl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 there, there are just so many consideration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Then again, did, um, money come into play with it at all?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4" table:content-validation-name="val1"/>
          <table:table-cell table:style-name="ce4" table:content-validation-name="val1" office:value-type="string" calcext:value-type="string">
            <text:p>minor topic start</text:p>
          </table:table-cell>
          <table:table-cell table:style-name="ce5" office:value-type="string" calcext:value-type="string">
            <text:p>How budget plays a role in choosing a day care schoo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Oh, money is always a factor in my life, definitely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've never, you know, I've never had the luxury of not having that be a factor. Um, even in something as important as day care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I know if I didn't have that stipulation, I would have done things differently you know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Montessori school would be something that I would have pursued,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but that's always a little bit more expensive than what I could look at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Uh-huh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Um, and I was very very fortunate in that I didn't have to do that on a full-time basis.</text:p>
          </table:table-cell>
          <table:table-cell table:style-name="ce4" table:content-validation-name="val1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Yes.</text:p>
          </table:table-cell>
          <table:table-cell table:style-name="ce4"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string" calcext:value-type="string">
            <text:p>So, and, and then when you get, you know, when you get into the full-time basis day care,.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4" table:content-validation-name="val1" office:value-type="string" calcext:value-type="string">
            <text:p>major topic end</text:p>
          </table:table-cell>
          <table:table-cell table:style-name="ce4" table:content-validation-name="val1" office:value-type="string" calcext:value-type="string">
            <text:p>minor topic start</text:p>
          </table:table-cell>
          <table:table-cell table:style-name="ce4" table:content-validation-name="val1"/>
          <table:table-cell table:number-columns-repeated="1018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009" style:display-name="PageStyle_3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14:05:02.625282504</dc:date>
    <meta:editing-duration>PT2M29S</meta:editing-duration>
    <meta:editing-cycles>1</meta:editing-cycles>
    <meta:generator>LibreOffice/6.1.6.3$Linux_X86_64 LibreOffice_project/10$Build-3</meta:generator>
    <meta:document-statistic meta:table-count="1" meta:cell-count="346" meta:object-count="0"/>
  </office:meta>
</office:document-meta>
</file>